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60pt" style:font-size-asian="80pt" style:font-size-complex="80pt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text-align="start">
        <style:tab-stops/>
      </style:paragraph-properties>
    </style:style>
    <style:style style:name="T1" style:family="text">
      <style:text-properties fo:font-size="48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Mengubah Register dan Memori</text:span></text:p>
          </draw:text-box>
        </draw:frame>
        <draw:frame presentation:style-name="pr2" draw:text-style-name="P3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pa yang akan dilakukan?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Mengubah register CPU</text:p>
                <text:p text:style-name="P1"/>
              </text:list-item>
              <text:list-item>
                <text:p text:style-name="P1">Mengubah data dari memori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break main</text:p>
              </text:list-item>
              <text:list-item>
                <text:p>run AAA 20 30</text:p>
              </text:list-item>
              <text:list-item>
                <text:p>x/5c argv[1]</text:p>
              </text:list-item>
              <text:list-item>
                <text:p>set {char} 0xbffff81d = 'B'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x/5c argv[1]</text:p>
              </text:list-item>
              <text:list-item>
                <text:p>set {char} 0xbffff81d = 67 </text:p>
              </text:list-item>
              <text:list-item>
                <text:p><text:s/>x/5c argv[1]</text:p>
              </text:list-item>
              <text:list-item>
                <text:p>set {char} 0xbffff81d = 'B'</text:p>
              </text:list-item>
              <text:list-item>
                <text:p><text:s/>set {char} ( 0xbffff81d +1 ) = 'B'</text:p>
              </text:list-item>
              <text:list-item>
                <text:p>set {char} ( 0xbffff81d +2 ) = 'B'</text:p>
              </text:list-item>
              <text:list-item>
                <text:p><text:s/>set {char} ( 0xbffff81d +3 ) = 'B'</text:p>
              </text:list-item>
              <text:list-item>
                <text:p>x/5c argv[1]</text:p>
              </text:list-item>
              <text:list-item>
                <text:p>c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Mengganti Instruction Pointer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print FunctionShouldNotExecute </text:p>
              </text:list-item>
              <text:list-item>
                <text:p>set $eip = 0x80484f4 (alamat fungsi lain)</text:p>
              </text:list-item>
              <text:list-item>
                <text:p>Akan crash karena alur program menjadi kacau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6">Mengganti Instruction Pointer Lanjutan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ambahkan exit(0) ke fungsi agar tidak crash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2H17M2S</meta:editing-duration>
    <meta:editing-cycles>32</meta:editing-cycles>
    <meta:generator>LibreOffice/7.3.2.2$Linux_X86_64 LibreOffice_project/30$Build-2</meta:generator>
    <dc:title>Vivid</dc:title>
    <dc:date>2022-05-01T16:53:09.644695062</dc:date>
    <meta:document-statistic meta:object-count="104"/>
  </office:meta>
</office:document-meta>
</file>